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Preformatted_20_Text">
      <style:text-properties fo:font-weight="bold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5685*" fo:start-indent="0in" fo:end-indent="0in"/>
          <style:column style:rel-width="568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Heaven Can Wait </text:p>
      <text:p text:style-name="P2">Meat Loaf</text:p>
      <text:section text:style-name="Sect1" text:name="Section1">
        <text:p text:style-name="Preformatted_20_Text"/>
        <text:p text:style-name="Preformatted_20_Text">G <text:s text:c="9"/>C <text:s/>Em</text:p>
        <text:p text:style-name="Preformatted_20_Text">Heaven can wait</text:p>
        <text:p text:style-name="Preformatted_20_Text"><text:s text:c="14"/>C <text:s text:c="16"/>G <text:s text:c="9"/>C</text:p>
        <text:p text:style-name="Preformatted_20_Text">And a band of angels wrapped up in my heart</text:p>
        <text:p text:style-name="Preformatted_20_Text"><text:s text:c="13"/>Em <text:s text:c="9"/>D <text:s text:c="5"/>C</text:p>
        <text:p text:style-name="Preformatted_20_Text">Will take me through the lonely night</text:p>
        <text:p text:style-name="Preformatted_20_Text"><text:s text:c="12"/>A7 <text:s text:c="9"/>D</text:p>
        <text:p text:style-name="Preformatted_20_Text">Through the cold of the day</text:p>
        <text:p text:style-name="Preformatted_20_Text">D7</text:p>
        <text:p text:style-name="Preformatted_20_Text">And I know</text:p>
        <text:p text:style-name="Preformatted_20_Text"><text:s text:c="2"/>G</text:p>
        <text:p text:style-name="Preformatted_20_Text">I know</text:p>
        <text:p text:style-name="Preformatted_20_Text"><text:s text:c="11"/>C <text:s/>Em</text:p>
        <text:p text:style-name="Preformatted_20_Text">Heaven can wait</text:p>
        <text:p text:style-name="Preformatted_20_Text"><text:s text:c="22"/>C <text:s text:c="16"/>G <text:s text:c="9"/>C</text:p>
        <text:p text:style-name="Preformatted_20_Text">And all the gods come down here just to sing for me</text:p>
        <text:p text:style-name="Preformatted_20_Text"><text:s text:c="13"/>Em <text:s text:c="7"/>D <text:s text:c="6"/>C</text:p>
        <text:p text:style-name="Preformatted_20_Text">And the melody s gonna make me fly</text:p>
        <text:p text:style-name="Preformatted_20_Text"><text:s text:c="8"/>A7</text:p>
        <text:p text:style-name="Preformatted_20_Text">Without pain</text:p>
        <text:p text:style-name="Preformatted_20_Text"><text:s text:c="8"/>D</text:p>
        <text:p text:style-name="Preformatted_20_Text">Without fear</text:p>
        <text:p text:style-name="Preformatted_20_Text"/>
        <text:p text:style-name="Preformatted_20_Text">C <text:s text:c="18"/>G</text:p>
        <text:p text:style-name="Preformatted_20_Text">Give me all of your dreams</text:p>
        <text:p text:style-name="Preformatted_20_Text"><text:s text:c="11"/>Bm</text:p>
        <text:p text:style-name="Preformatted_20_Text">And let me go along on your way</text:p>
        <text:p text:style-name="Preformatted_20_Text">C <text:s text:c="18"/>G</text:p>
        <text:p text:style-name="Preformatted_20_Text">Give me all of your prayers to sing</text:p>
        <text:p text:style-name="Preformatted_20_Text"><text:s text:c="9"/>Bm <text:s text:c="33"/>F</text:p>
        <text:p text:style-name="Preformatted_20_Text">And I ll turn the night into the skylight of day</text:p>
        <text:p text:style-name="Preformatted_20_Text"><text:s text:c="17"/>C</text:p>
        <text:p text:style-name="Preformatted_20_Text">I got a taste of paradise</text:p>
        <text:p text:style-name="Preformatted_20_Text"><text:s text:c="4"/>Eb <text:s text:c="9"/>Bb <text:s text:c="10"/>F</text:p>
        <text:p text:style-name="Preformatted_20_Text">I m never gonna let it slip away</text:p>
        <text:p text:style-name="Preformatted_20_Text"><text:s text:c="17"/>C</text:p>
        <text:p text:style-name="Preformatted_20_Text">I got a taste of paradise</text:p>
        <text:p text:style-name="Preformatted_20_Text"><text:s text:c="5"/>Eb <text:s text:c="10"/>Bb <text:s text:c="13"/>D</text:p>
        <text:p text:style-name="Preformatted_20_Text">It s all I really need to make me stay </text:p>
        <text:p text:style-name="Preformatted_20_Text"><text:s text:c="20"/>G</text:p>
        <text:p text:style-name="Preformatted_20_Text">Just like a child again</text:p>
        <text:p text:style-name="Preformatted_20_Text"/>
        <text:p text:style-name="Preformatted_20_Text">G <text:s text:c="9"/>C <text:s/>Em</text:p>
        <text:p text:style-name="Preformatted_20_Text">Heaven can wait</text:p>
        <text:p text:style-name="Preformatted_20_Text"><text:s text:c="17"/>C <text:s text:c="13"/>G <text:s text:c="9"/>C</text:p>
        <text:p text:style-name="Preformatted_20_Text">And all I got is time until the end of time</text:p>
        <text:p text:style-name="Preformatted_20_Text"><text:s text:c="13"/>Em</text:p>
        <text:p text:style-name="Preformatted_20_Text">I won t look back</text:p>
        <text:p text:style-name="Preformatted_20_Text"><text:s text:c="2"/>D <text:s text:c="9"/>C</text:p>
        <text:p text:style-name="Preformatted_20_Text">I won t look back</text:p>
        <text:p text:style-name="Preformatted_20_Text"><text:s text:c="8"/>A7 <text:s text:c="4"/>D</text:p>
        <text:p text:style-name="Preformatted_20_Text">Let the altars shine</text:p>
        <text:p text:style-name="Preformatted_20_Text"/>
        <text:p text:style-name="Preformatted_20_Text">G C Em C G C Em D C A7 D</text:p>
        <text:p text:style-name="Preformatted_20_Text"/>
        <text:p text:style-name="Preformatted_20_Text">C <text:s text:c="19"/>G</text:p>
        <text:p text:style-name="Preformatted_20_Text">And I know that I ve been released</text:p>
        <text:p text:style-name="Preformatted_20_Text"><text:s text:c="6"/>Bm <text:s text:c="11"/></text:p>
        <text:p text:style-name="Preformatted_20_Text">But I don t know to where</text:p>
        <text:p text:style-name="Preformatted_20_Text"><text:s text:c="4"/>C <text:s text:c="13"/>G</text:p>
        <text:p text:style-name="Preformatted_20_Text">And nobody s gonna tell me know</text:p>
        <text:p text:style-name="Preformatted_20_Text"><text:s text:c="6"/>Bm <text:s text:c="10"/></text:p>
        <text:p text:style-name="Preformatted_20_Text">And I don t really care</text:p>
        <text:p text:style-name="Preformatted_20_Text"><text:s text:c="6"/>C</text:p>
        <text:p text:style-name="Preformatted_20_Text">No no no</text:p>
        <text:p text:style-name="Preformatted_20_Text"/>
        <text:p text:style-name="Preformatted_20_Text">I got a taste of paradise</text:p>
        <text:p text:style-name="Preformatted_20_Text"><text:s/>Eb <text:s text:c="10"/>Bb <text:s text:c="13"/>F</text:p>
        <text:p text:style-name="Preformatted_20_Text">That s all I really need to make me stay</text:p>
        <text:p text:style-name="Preformatted_20_Text"><text:s text:c="17"/>C</text:p>
        <text:p text:style-name="Preformatted_20_Text">I got a taste of paradise</text:p>
        <text:p text:style-name="Preformatted_20_Text"><text:s text:c="5"/>Eb <text:s text:c="19"/>Bb</text:p>
        <text:p text:style-name="Preformatted_20_Text">If I had it any sooner you know</text:p>
        <text:p text:style-name="Preformatted_20_Text"><text:s text:c="11"/>D <text:s text:c="32"/>G</text:p>
        <text:p text:style-name="Preformatted_20_Text">You know I never would have run away from my home</text:p>
        <text:p text:style-name="Preformatted_20_Text"/>
        <text:p text:style-name="Preformatted_20_Text"/>
        <text:p text:style-name="Preformatted_20_Text">G <text:s text:c="9"/>C <text:s/>Em</text:p>
        <text:p text:style-name="Preformatted_20_Text">Heaven can wait</text:p>
        <text:p text:style-name="Preformatted_20_Text">G <text:s text:c="9"/>C <text:s/>Em</text:p>
        <text:p text:style-name="Preformatted_20_Text">Heaven can wait</text:p>
        <text:p text:style-name="Preformatted_20_Text"><text:s text:c="13"/>Em</text:p>
        <text:p text:style-name="Preformatted_20_Text">I won t look back</text:p>
        <text:p text:style-name="Preformatted_20_Text"><text:s text:c="2"/>D <text:s text:c="9"/>C</text:p>
        <text:p text:style-name="Preformatted_20_Text">I won t look back</text:p>
        <text:p text:style-name="Preformatted_20_Text"><text:s text:c="8"/>A7 <text:s text:c="4"/>D</text:p>
        <text:p text:style-name="Preformatted_20_Text">Let the altars shine</text:p>
        <text:p text:style-name="Preformatted_20_Text"/>
        <text:p text:style-name="Preformatted_20_Text">G <text:s text:c="9"/>C <text:s/>Em</text:p>
        <text:p text:style-name="Preformatted_20_Text">Heaven can wait</text:p>
        <text:p text:style-name="Preformatted_20_Text">G <text:s text:c="9"/>C <text:s/>Em</text:p>
        <text:p text:style-name="Preformatted_20_Text">Heaven can wait</text:p>
        <text:p text:style-name="Preformatted_20_Text"><text:s text:c="13"/>Em</text:p>
        <text:p text:style-name="Preformatted_20_Text">I won t look back</text:p>
        <text:p text:style-name="Preformatted_20_Text"><text:s text:c="2"/>D <text:s text:c="9"/>C</text:p>
        <text:p text:style-name="Preformatted_20_Text">I won t look back</text:p>
        <text:p text:style-name="Preformatted_20_Text"><text:s text:c="8"/>A7 <text:s text:c="4"/>D</text:p>
        <text:p text:style-name="Preformatted_20_Text">Let the altars shine</text:p>
        <text:p text:style-name="Preformatted_20_Text"/>
        <text:p text:style-name="Preformatted_20_Text"><text:s text:c="8"/>A <text:s text:c="5"/>D</text:p>
        <text:p text:style-name="P3">Let the altars shine</text:p>
        <text:p text:style-name="Preformatted_20_Text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52in" fo:margin-bottom="0.0835in" fo:margin-left="0.3126in" fo:margin-right="0.291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8T08:43:17.32</meta:creation-date>
    <dc:date>2012-12-28T09:28:24.51</dc:date>
    <meta:editing-duration>PT2M35S</meta:editing-duration>
    <meta:editing-cycles>1</meta:editing-cycles>
    <meta:generator>OpenOffice.org/3.2$Win32 OpenOffice.org_project/340m1$Build-9590</meta:generator>
    <meta:document-statistic meta:table-count="0" meta:image-count="0" meta:object-count="0" meta:page-count="1" meta:paragraph-count="94" meta:word-count="375" meta:character-count="2138"/>
  </office:meta>
</office:document-meta>
</file>